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margin-top="0cm" fo:margin-bottom="0.282cm" loext:contextual-spacing="false" fo:line-height="101%"/>
    </style:style>
    <style:style style:name="P10" style:family="paragraph" style:parent-style-name="Normal">
      <style:text-properties style:font-name="Arial"/>
    </style:style>
    <style:style style:name="P11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2" style:family="paragraph" style:parent-style-name="Table_20_Contents">
      <style:text-properties style:font-name="Arial" fo:font-size="11pt" officeooo:paragraph-rsid="00182c7a" style:font-size-asian="11pt" style:font-size-complex="11pt"/>
    </style:style>
    <style:style style:name="P13" style:family="paragraph" style:parent-style-name="Table_20_Contents">
      <style:text-properties style:font-name="Arial" fo:font-size="11pt" officeooo:rsid="00182c7a" officeooo:paragraph-rsid="00182c7a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829e7" style:font-name-asian="Arial" style:font-name-complex="Arial"/>
    </style:style>
    <style:style style:name="T5" style:family="text">
      <style:text-properties officeooo:rsid="0015c697"/>
    </style:style>
    <style:style style:name="T6" style:family="text">
      <style:text-properties officeooo:rsid="0016e41d"/>
    </style:style>
    <style:style style:name="T7" style:family="text">
      <style:text-properties officeooo:rsid="00182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SIU03</text:p>
      <text:p text:style-name="P2">TIME REPORT</text:p>
      <text:p text:style-name="P3"/>
      <text:p text:style-name="P4">Project group: 41<text:tab/>Report number: 6<text:tab/>Date: 2015-11-02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Table_20_Contents"><text:span text:style-name="Standardstycketeckensnitt"><text:span text:style-name="T3">20</text:span></text:span></text:p>
          </table:table-cell>
          <table:table-cell table:style-name="Table1.C2" office:value-type="string">
            <text:p text:style-name="P6">57,0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6">1<text:span text:style-name="T6">9</text:span>,5</text:p>
          </table:table-cell>
          <table:table-cell table:style-name="Table1.C3" office:value-type="string">
            <text:p text:style-name="P6">47,5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><text:span text:style-name="T5">22</text:span>,5</text:p>
          </table:table-cell>
          <table:table-cell table:style-name="Table1.C4" office:value-type="string">
            <text:p text:style-name="P6">48,0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Table_20_Contents"><text:span text:style-name="Standardstycketeckensnitt"><text:span text:style-name="T3">10,5</text:span></text:span></text:p>
          </table:table-cell>
          <table:table-cell table:style-name="Table1.C5" office:value-type="string">
            <text:p text:style-name="P6">41,0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<text:span text:style-name="Standardstycketeckensnitt"><text:span text:style-name="T3">1</text:span></text:span><text:span text:style-name="Standardstycketeckensnitt"><text:span text:style-name="T4">7</text:span></text:span><text:span text:style-name="Standardstycketeckensnitt"><text:span text:style-name="T3">,5</text:span></text:span></text:p>
          </table:table-cell>
          <table:table-cell table:style-name="Table1.C6" office:value-type="string">
            <text:p text:style-name="P9"><text:span text:style-name="Standardstycketeckensnitt"><text:span text:style-name="T3">5</text:span></text:span><text:span text:style-name="Standardstycketeckensnitt"><text:span text:style-name="T4">5</text:span></text:span><text:span text:style-name="Standardstycketeckensnitt"><text:span text:style-name="T3">,0</text:span></text:span></text:p>
          </table:table-cell>
          <table:table-cell table:style-name="Table1.D6" office:value-type="string">
            <text:p text:style-name="P10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><text:span text:style-name="Standardstycketeckensnitt"><text:span text:style-name="T3">1</text:span></text:span><text:span text:style-name="Standardstycketeckensnitt"><text:span text:style-name="T4">8</text:span></text:span></text:p>
          </table:table-cell>
          <table:table-cell table:style-name="Table1.C7" office:value-type="string">
            <text:p text:style-name="P9"><text:span text:style-name="Standardstycketeckensnitt"><text:span text:style-name="T4">51</text:span></text:span><text:span text:style-name="Standardstycketeckensnitt"><text:span text:style-name="T3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>//note: tors. Gemensamma timmar inlagda</text:p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12">Project plan, Design spec (draft), first presentation (slides), Design spec (final rev.), first pres. Preparation, Presentation, modules done for merging, testbenches, <text:span text:style-name="T7">s</text:span>ystem merge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>Debugging <text:span text:style-name="T7">Prio 2 issues</text:span>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>report writing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13">Minor issues with the peak level indicators – code analysis and some applied maths skills</text:p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 style:list-style-name="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 style:list-style-name="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10-30T16:22:00Z</meta:creation-date>
    <dc:date>2015-11-01T16:06:45.361865746</dc:date>
    <meta:editing-cycles>46</meta:editing-cycles>
    <meta:editing-duration>PT6M22S</meta:editing-duration>
    <meta:document-statistic meta:table-count="5" meta:image-count="0" meta:object-count="0" meta:page-count="1" meta:paragraph-count="40" meta:word-count="121" meta:character-count="742" meta:non-whitespace-character-count="646"/>
    <meta:template xlink:type="simple" xlink:actuate="onRequest" xlink:title="" xlink:href="Normal.dotm"/>
  </office:meta>
</office:document-meta>
</file>